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</office:automatic-styles>
  <office:body>
    <office:text text:use-soft-page-breaks="true">
      <text:p text:style-name="P1">PROGETTO – BASE DI DATI</text:p>
      <text:p text:style-name="Normale">Ingegneria e Scienze Informatiche, Cesena</text:p>
      <text:p text:style-name="Normale">Base di dati per la gestione di<text:s/>un’associazione<text:s/>di basket</text:p>
      <text:p text:style-name="Normale">Luca Bighini 0000977083 luca.bighini@studio.unibo.it</text:p>
      <text:p text:style-name="Normale">Pietro Tellarini 00009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ca Bighini</meta:initial-creator>
    <dc:creator>Luca Bighini</dc:creator>
    <meta:creation-date>2022-08-23T13:36:00Z</meta:creation-date>
    <dc:date>2022-08-23T13:44:00Z</dc:date>
    <meta:template xlink:href="Normal.dotm" xlink:type="simple"/>
    <meta:editing-cycles>1</meta:editing-cycles>
    <meta:editing-duration>PT420S</meta:editing-duration>
    <meta:document-statistic meta:page-count="1" meta:paragraph-count="1" meta:word-count="29" meta:character-count="199" meta:row-count="1" meta:non-whitespace-character-count="171"/>
  </office:meta>
</office:document-meta>
</file>